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iragino Kaku Gothic ProN" svg:font-family="Hiragino Kaku Gothic ProN"/>
    <style:font-face style:name="Menlo" svg:font-family="Menlo"/>
  </office:font-face-decls>
  <office:automatic-styles>
    <style:style style:name="P1" style:family="paragraph" style:parent-style-name="Standard">
      <style:text-properties style:font-name="Hiragino Kaku Gothic ProN" fo:font-size="11.0pt" fo:color="#1a1a1a" fo:background-color="#ffffff"/>
    </style:style>
    <style:style style:name="T1" style:family="text">
      <style:text-properties style:font-name="Menlo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・フリガナ欄で、ひらがな→カタカナの自動変換機能が既に実装されており、</text:p>
      <text:p text:style-name="P1">　この変換がexvalidationより遅いため、自動変換後正しくてもエラー判定となる。</text:p>
      <text:p text:style-name="P1">　→ブラーされたらタイマースタートし、独自にカタカナ判定し、正しい挙動になったらとめるとか。</text:p>
      <text:p text:style-name="P1"/>
      <text:p text:style-name="P1">・必須チェックボックスのその他欄、ここに何かを記載しても<text:span text:style-name="T1">blank</text:span>が取れるよう連動が必要。</text:p>
      <text:p text:style-name="P1">　→blankがそれぞれ分かれてついているから、remove class addclassすべてまとめるか、どっちかが変化したらtriggerする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</office:meta>
</office:document-meta>
</file>